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8F000031B100001DDA9BA3955F.svm" manifest:media-type=""/>
  <manifest:file-entry manifest:full-path="Pictures/1000000000000780000004B0853F031C.png" manifest:media-type="image/png"/>
  <manifest:file-entry manifest:full-path="Pictures/1000000000000780000004B02395F2C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8.801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6cm" fo:min-width="0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999.900024414063pt" style:font-size-asian="999.900024414063pt" style:font-size-complex="999.900024414063pt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paragraph-properties fo:text-align="center"/>
    </style:style>
    <style:style style:name="T1" style:family="text">
      <style:text-properties fo:font-size="500pt" style:font-size-asian="500pt" style:font-size-complex="500pt"/>
    </style:style>
    <style:style style:name="T2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2.117cm" svg:height="79.051cm" svg:x="12.783cm" svg:y="2.837cm">
          <draw:text-box>
            <text:p><text:span text:style-name="T1">TITRE</text:span></text:p>
          </draw:text-box>
        </draw:frame>
        <draw:frame draw:style-name="gr2" draw:text-style-name="P2" draw:layer="layout" svg:width="79.3cm" svg:height="4.036cm" svg:x="2.5cm" svg:y="111.464cm">
          <draw:text-box>
            <text:p><text:span text:style-name="T2">GRAGLIA Valenti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06/11/15</text:span></text:p>
          </draw:text-box>
        </draw:frame>
        <draw:frame draw:style-name="gr3" draw:text-style-name="P3" draw:layer="layout" svg:width="59.943cm" svg:height="38.188cm" svg:x="6.7cm" svg:y="25.3cm">
          <draw:image xlink:href="Pictures/1000000000000780000004B02395F2C1.jpg" xlink:type="simple" xlink:show="embed" xlink:actuate="onLoad">
            <text:p/>
          </draw:image>
        </draw:frame>
        <draw:frame draw:style-name="gr3" draw:text-style-name="P3" draw:layer="layout" svg:width="50.799cm" svg:height="31.749cm" svg:x="20.301cm" svg:y="48.551cm">
          <draw:image xlink:href="Pictures/1000000000000780000004B0853F031C.png" xlink:type="simple" xlink:show="embed" xlink:actuate="onLoad">
            <text:p/>
          </draw:image>
        </draw:frame>
        <draw:frame draw:style-name="gr4" draw:text-style-name="P3" draw:layer="layout" svg:width="76.8cm" svg:height="69.041cm" svg:x="3cm" svg:y="39.859cm">
          <draw:image xlink:href="Pictures/2000008F000031B100001DDA9BA3955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08:14:19.653000000</meta:creation-date>
    <dc:date>2015-11-06T08:44:46.137000000</dc:date>
    <meta:editing-duration>PT6M35S</meta:editing-duration>
    <meta:editing-cycles>2</meta:editing-cycles>
    <meta:generator>LibreOffice/4.3.7.2$Windows_x86 LibreOffice_project/8a35821d8636a03b8bf4e15b48f59794652c68ba</meta:generator>
    <meta:document-statistic meta:object-count="5"/>
  </office:meta>
</office:document-meta>
</file>